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automatic-styles>
    <style:style style:name="P1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088be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7da8e" officeooo:paragraph-rsid="0037da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bbe62" officeooo:paragraph-rsid="003bbe6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d5ff1" officeooo:paragraph-rsid="003d5ff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dca6c" officeooo:paragraph-rsid="003dca6c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03d5ff1" officeooo:paragraph-rsid="003d5ff1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221e5b" officeooo:paragraph-rsid="00221e5b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247733" officeooo:paragraph-rsid="00247733" style:font-weight-asian="normal" style:font-weight-complex="normal"/>
    </style:style>
    <style:style style:name="P11" style:family="paragraph" style:parent-style-name="Standard" style:list-style-name="L3">
      <style:text-properties style:font-name="Liberation Serif" fo:font-weight="normal" officeooo:rsid="00247733" officeooo:paragraph-rsid="00247733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267419" officeooo:paragraph-rsid="00267419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267419" officeooo:paragraph-rsid="00284f0c" style:font-weight-asian="normal" style:font-weight-complex="normal"/>
    </style:style>
    <style:style style:name="P14" style:family="paragraph" style:parent-style-name="Standard" style:list-style-name="L2">
      <style:text-properties style:font-name="Liberation Serif" fo:font-weight="normal" officeooo:rsid="00287115" officeooo:paragraph-rsid="00287115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2906b5" officeooo:paragraph-rsid="002906b5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29f7b8" officeooo:paragraph-rsid="0029f7b8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2bdf77" officeooo:paragraph-rsid="002bdf77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2f451d" officeooo:paragraph-rsid="002f451d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2fc58d" officeooo:paragraph-rsid="002fc58d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32fcc6" officeooo:paragraph-rsid="0032fcc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36a9bd" officeooo:paragraph-rsid="0036a9bd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221e5b" officeooo:paragraph-rsid="00221e5b" style:font-weight-asian="bold" style:font-weight-complex="bold"/>
    </style:style>
    <style:style style:name="P23" style:family="paragraph" style:parent-style-name="Standard" style:list-style-name="L1">
      <style:text-properties officeooo:paragraph-rsid="00221e5b"/>
    </style:style>
    <style:style style:name="P24" style:family="paragraph" style:parent-style-name="Standard">
      <style:text-properties officeooo:paragraph-rsid="00221e5b"/>
    </style:style>
    <style:style style:name="P25" style:family="paragraph" style:parent-style-name="Standard">
      <style:text-properties officeooo:paragraph-rsid="00284f0c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weight="normal" officeooo:rsid="00221e5b" style:font-weight-asian="normal" style:font-weight-complex="normal"/>
    </style:style>
    <style:style style:name="T2" style:family="text">
      <style:text-properties style:font-name="Liberation Serif" fo:font-weight="normal" officeooo:rsid="00284f0c" style:font-weight-asian="normal" style:font-weight-complex="normal"/>
    </style:style>
    <style:style style:name="T3" style:family="text">
      <style:text-properties style:font-name="Liberation Serif" fo:font-weight="normal" officeooo:rsid="00247733" style:font-weight-asian="normal" style:font-weight-complex="normal"/>
    </style:style>
    <style:style style:name="T4" style:family="text">
      <style:text-properties officeooo:rsid="00284f0c"/>
    </style:style>
    <style:style style:name="T5" style:family="text">
      <style:text-properties officeooo:rsid="0029f7b8"/>
    </style:style>
    <style:style style:name="T6" style:family="text">
      <style:text-properties officeooo:rsid="002ea656"/>
    </style:style>
    <style:style style:name="T7" style:family="text">
      <style:text-properties officeooo:rsid="002fc58d"/>
    </style:style>
    <style:style style:name="T8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9" style:family="text">
      <style:text-properties fo:color="#000000" loext:opacity="100%" style:font-name="Liberation Serif1" fo:font-size="12pt" style:font-size-asian="12pt" style:font-name-complex="Liberation Serif1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4" draw:name="Shape1" draw:style-name="gr1"><draw:frame draw:style-name="gr2" draw:text-style-name="P27" svg:width="0.428in" svg:height="0.1925in" svg:x="0in" svg:y="0.0008in"><draw:text-box><text:p text:style-name="P26"><text:span text:style-name="T8">Nama</text:span></text:p></draw:text-box></draw:frame><draw:frame draw:style-name="gr3" draw:text-style-name="P27" svg:width="1.0024in" svg:height="0.1925in" svg:x="0.9846in" svg:y="0.0008in"><draw:text-box><text:p text:style-name="P26"><text:span text:style-name="T8">: Eko Saputra</text:span></text:p></draw:text-box></draw:frame><draw:frame draw:style-name="gr4" draw:text-style-name="P27" svg:width="0.3449in" svg:height="0.1925in" svg:x="0in" svg:y="0.2217in"><draw:text-box><text:p text:style-name="P26"><text:span text:style-name="T8">NIM</text:span></text:p></draw:text-box></draw:frame><draw:frame draw:style-name="gr5" draw:text-style-name="P27" svg:width="0.8488in" svg:height="0.1925in" svg:x="0.9846in" svg:y="0.2217in"><draw:text-box><text:p text:style-name="P26"><text:span text:style-name="T8">: 201420001</text:span></text:p></draw:text-box></draw:frame><draw:frame draw:style-name="gr6" draw:text-style-name="P27" svg:width="0.6642in" svg:height="0.1925in" svg:x="0in" svg:y="0.4409in"><draw:text-box><text:p text:style-name="P26"><text:span text:style-name="T8">Fakultas </text:span></text:p></draw:text-box></draw:frame><draw:frame draw:style-name="gr7" draw:text-style-name="P27" svg:width="1.224in" svg:height="0.1925in" svg:x="0.9846in" svg:y="0.4409in"><draw:text-box><text:p text:style-name="P26"><text:span text:style-name="T8">: Ilmu Komputer</text:span></text:p></draw:text-box></draw:frame><draw:frame draw:style-name="gr8" draw:text-style-name="P27" svg:width="1.4689in" svg:height="0.3843in" svg:x="0in" svg:y="0.6618in"><draw:text-box><text:p text:style-name="P26"><text:span text:style-name="T8">Prodi</text:span></text:p><text:p text:style-name="P26"><text:span text:style-name="T8">Kelas</text:span><text:span text:style-name="T8"><text:tab/></text:span><text:span text:style-name="T8"><text:tab/></text:span><text:span text:style-name="T8"><text:tab/></text:span><text:span text:style-name="T8">: IF3A</text:span></text:p></draw:text-box></draw:frame><draw:frame draw:style-name="gr9" draw:text-style-name="P27" svg:width="1.5213in" svg:height="0.1925in" svg:x="0.9846in" svg:y="0.6618in"><draw:text-box><text:p text:style-name="P26"><text:span text:style-name="T8">: Teknik Informatika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A. Jawab pertanyaan di bawah ini dengan benar !</text:p>
      <text:p text:style-name="P22"/>
      <text:p text:style-name="P1"/>
      <text:list xml:id="list3756105969" text:style-name="L1">
        <text:list-item>
          <text:p text:style-name="P23"><text:span text:style-name="T1"><text:s/>Apa yang dimaksud dengan Ijtihad ? Mengapa harus ada Ijtihad ?</text:span></text:p>
        </text:list-item>
      </text:list>
      <text:p text:style-name="P24"><text:span text:style-name="T2"/></text:p>
      <text:p text:style-name="P25"><text:span text:style-name="T2"><text:tab/> <text:s text:c="5"/></text:span><text:span text:style-name="T3">Ijtihad adalah sebuah usaha yang sungguh-sungguh, dalam proses memutuskan dan <text:s/><text:tab/>menentukan hukum dari perkara yang baru, yaitu perkara yang belum da hukumnya dalam <text:tab/>Al-Qur’an dan hadist.</text:span></text:p>
      <text:p text:style-name="P13"><text:span text:style-name="T4"><text:tab/>Ijtihad diperlukan untuk memahami lebih dalam mengenai Al-Qur’an dan Al-Hadist.</text:span></text:p>
      <text:p text:style-name="P18"/>
      <text:p text:style-name="P18"/>
      <text:list xml:id="list613897611" text:style-name="L2">
        <text:list-item>
          <text:p text:style-name="P14">Sebutkan 3 sumber hukum Islam dan jelaskan !</text:p>
        </text:list-item>
      </text:list>
      <text:p text:style-name="P15"><text:tab/></text:p>
      <text:p text:style-name="P15"><text:tab/><text:span text:style-name="T5">1. Al-Qur’an, Merupakan firman Allah SWT yang diturunkan kepada Rasulullah untuk <text:tab/><text:tab/> <text:s text:c="3"/>seluruh umat manusia.</text:span></text:p>
      <text:p text:style-name="P16"><text:tab/>2. As sunnah/Hadist, Adalah segala perkataan, perbuatan, persetujuan dan cara berpikir <text:tab/> <text:s/><text:tab/> <text:s text:c="3"/>Rasulullah yang di riwayatkan oleh para sahabat, hingga para ulama hadist yang dapat <text:tab/> <text:s text:c="3"/>dipertanggungjawabkan kebenarannya.</text:p>
      <text:p text:style-name="P17"><text:tab/>3.Kemudian ada Ijtihad, Yaitu cara ulama ahli fikih dalam memahami Al-Qur’an dan Hadist.</text:p>
      <text:p text:style-name="P9"/>
      <text:p text:style-name="P9"/>
      <text:list xml:id="list2233262729" text:style-name="L3">
        <text:list-item>
          <text:p text:style-name="P11"><text:span text:style-name="T6">Sebutkan metode-metode dalam berijtihad dan jelaskan serta berikan contoh masing-masing metode ?</text:span></text:p>
        </text:list-item>
      </text:list>
      <text:p text:style-name="P10"><text:tab/></text:p>
      <text:p text:style-name="P10"><text:span text:style-name="T7"><text:tab/>1. Ijmak</text:span></text:p>
      <text:p text:style-name="P10"><text:tab/> <text:s text:c="3"/><text:span text:style-name="T7">Ijmak artinya kesepakatan yakni kesepakatan para ulama dalam menetapkan suatu <text:tab/> <text:s text:c="3"/><text:tab/> <text:s text:c="3"/>hukum-hukum dalam aga berdasrakan Al-Qur’an dan Hadist dalam suatu perkara yang <text:s text:c="2"/><text:tab/> <text:s text:c="3"/>terjadi. </text:span></text:p>
      <text:p text:style-name="P19"><text:tab/> <text:s text:c="3"/>Contoh : Ijmak yang di lakukan oleh sahabat Rasulullah SAW.</text:p>
      <text:p text:style-name="P20"><text:tab/>2. Qiyas</text:p>
      <text:p text:style-name="P20"><text:tab/> <text:s text:c="3"/>Qiyas merupakan hukum tentang suatu peristiwa yang diterapkan dengan cara <text:tab/> <text:s/><text:tab/> <text:tab/> <text:s text:c="3"/>membandingkannya dengan hukum peristiwa lain yang sudah ditetapkan sesuai nash. </text:p>
      <text:p text:style-name="P20"><text:tab/> <text:s text:c="3"/>Contoh : mengqiyashkan pembunuhan yang menggunakan alat berat dengan pembunuhan <text:s/><text:tab/> <text:s text:c="3"/>menggunakan senjata tajam.</text:p>
      <text:p text:style-name="P21"><text:tab/>3. Istihsan</text:p>
      <text:p text:style-name="P21"><text:tab/> <text:s text:c="3"/>Istihsan merupakan berpindahnya mujtahid dari satu ketentuan hukum ke hukum lainnya <text:tab/> <text:s text:c="3"/>karena terdapat dalil yang menuntutnya.</text:p>
      <text:p text:style-name="P21"><text:s/><text:tab/> <text:s text:c="3"/>Contoh : Wasit. Meski secar qiyah tidak diperbolehkan, namun kerena terdapat dalam Al- <text:s/><text:tab/> <text:s text:c="3"/>Qur’an, <text:s/>maka wasit diperbolehkan.</text:p>
      <text:p text:style-name="P12"/>
      <text:p text:style-name="P2"><text:tab/></text:p>
      <text:p text:style-name="P3"><text:soft-page-break/><text:tab/>4. Maslahah Mursalah</text:p>
      <text:p text:style-name="P3"><text:tab/> <text:s text:c="3"/>Merupakan hukum yang didasrkan pada kemeslahatan yang lebih besar dibandingkan <text:tab/> <text:s text:c="3"/>mengesampikan kemudaratan kerena tidak ada dalil yang menganjurkan maupun <text:s text:c="2"/><text:tab/> <text:s/><text:tab/> <text:s text:c="3"/>melarangnya.</text:p>
      <text:p text:style-name="P3"><text:tab/> <text:s text:c="3"/>Contoh : Membuat akta nikah, akta kelahiran, dan sebagainya.</text:p>
      <text:p text:style-name="P4"><text:tab/>5. Istishab</text:p>
      <text:p text:style-name="P4"><text:tab/> <text:s text:c="3"/>Merupakan metode yang dilakukan dengan menetapkan hukum yang sudah ada <text:tab/> <text:s/><text:tab/> <text:s text:c="3"/>sebelumnya sampai ada dalil yang merubahnya.</text:p>
      <text:p text:style-name="P4"><text:s/><text:tab/> <text:s text:c="3"/>Contoh : Setiap makanan boleh dikonsumsi hingga ada dalil yang mengharamkannya.</text:p>
      <text:p text:style-name="P5"><text:tab/>6.’Urf</text:p>
      <text:p text:style-name="P5"><text:tab/> <text:s text:c="3"/>Merupakan suatu perkataan yang sudah dikenal oleh masyarakat dan dilakukan turun <text:tab/><text:tab/> <text:s text:c="3"/>menurun.</text:p>
      <text:p text:style-name="P5"><text:tab/> <text:s text:c="3"/>Contoh : Halal b halal yang di lakukan saat hari raya.</text:p>
      <text:p text:style-name="P6"><text:tab/>7.Saddzui Dzriah</text:p>
      <text:p text:style-name="P6"><text:tab/> <text:s text:c="2"/>Merupakan sesuatu yang secara lahiriah boleh, tetapi bisa mangarah ke maksiatan.</text:p>
      <text:p text:style-name="P6"><text:s text:c="4"/><text:tab/> <text:s text:c="2"/>Contoh : Bermain kuis yang mengarah ke perjudian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4.5724in" svg:height="0.3843in" svg:x="0.0839in" svg:y="0.0008in"><draw:text-box><text:p text:style-name="MP2"><text:span text:style-name="MT1"><text:s text:c="2"/></text:span><text:span text:style-name="MT1">Eko Saputra | PENDIDIKAN AGAMA ISLAM <text:s/>SM3 </text:span><text:span text:style-name="MT1">08NOV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1-07T23:27:01.762413085</dc:date>
    <meta:editing-duration>PT1H23M9S</meta:editing-duration>
    <meta:editing-cycles>47</meta:editing-cycles>
    <meta:document-statistic meta:table-count="0" meta:image-count="0" meta:object-count="0" meta:page-count="2" meta:paragraph-count="33" meta:word-count="342" meta:character-count="2606" meta:non-whitespace-character-count="2103"/>
  </office:meta>
</office:document-meta>
</file>